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6d5d2" officeooo:paragraph-rsid="0016d5d2"/>
    </style:style>
    <style:style style:name="P2" style:family="paragraph" style:parent-style-name="Text_20_body">
      <style:text-properties officeooo:rsid="0016d5d2" officeooo:paragraph-rsid="0016d5d2"/>
    </style:style>
    <style:style style:name="P3" style:family="paragraph" style:parent-style-name="Text_20_body" style:list-style-name="L1">
      <style:paragraph-properties fo:text-align="justify" style:justify-single-word="false"/>
      <style:text-properties fo:font-size="16pt" officeooo:rsid="0016d5d2" officeooo:paragraph-rsid="0016d5d2" style:font-size-asian="14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6pt" officeooo:rsid="0016d5d2" officeooo:paragraph-rsid="0016d5d2" style:font-size-asian="14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aires</text:p>
      <text:p text:style-name="P1">Diagramme de Classes</text:p>
      <text:p text:style-name="P2"/>
      <text:list xml:id="list396807976826104818" text:style-name="L1">
        <text:list-item>
          <text:p text:style-name="P3">Supprimer l'attribut classe_hotel dans la classe Chambre.</text:p>
        </text:list-item>
        <text:list-item>
          <text:p text:style-name="P3">Enlever l'attribut adresse_client dans Client, car elle est déjà présente ailleurs.</text:p>
        </text:list-item>
        <text:list-item>
          <text:p text:style-name="P3">Pour réservation, je pense que tu devrais ajouter une classe Reservation entre Client et Chambre. Comme attributs 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num_reservation</text:p>
                        </text:list-item>
                        <text:list-item>
                          <text:p text:style-name="P3">date_debut</text:p>
                        </text:list-item>
                        <text:list-item>
                          <text:p text:style-name="P3">date_fi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0S</meta:editing-duration>
    <meta:editing-cycles>3</meta:editing-cycles>
    <meta:generator>LibreOffice/5.0.3.2$Windows_X86_64 LibreOffice_project/e5f16313668ac592c1bfb310f4390624e3dbfb75</meta:generator>
    <dc:date>2015-12-06T13:01:58.164000000</dc:date>
    <meta:document-statistic meta:table-count="0" meta:image-count="0" meta:object-count="0" meta:page-count="1" meta:paragraph-count="8" meta:word-count="49" meta:character-count="333" meta:non-whitespace-character-count="297"/>
    <meta:user-defined meta:name="Info 1"/>
    <meta:user-defined meta:name="Info 2"/>
    <meta:user-defined meta:name="Info 3"/>
    <meta:user-defined meta:name="Info 4"/>
  </office:meta>
</office:document-meta>
</file>